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102000058EF0000495203E1CE33.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5pt solid #000000" fo:border-right="none" fo:border-top="0.5pt solid #000000" fo:border-bottom="0.5pt solid #000000" style:writing-mode="lr-tb"/>
    </style:style>
    <style:style style:name="Taulukko1.C1" style:family="table-cell">
      <style:table-cell-properties style:vertical-align="top" fo:padding="0.101cm" fo:border="0.5pt solid #000000" style:writing-mode="lr-tb"/>
    </style:style>
    <style:style style:name="Taulukko1.A2" style:family="table-cell">
      <style:table-cell-properties style:vertical-align="top" fo:padding="0.101cm" fo:border-left="0.5pt solid #000000" fo:border-right="0.5pt solid #000000" fo:border-top="none" fo:border-bottom="0.5pt solid #000000" style:writing-mode="lr-tb"/>
    </style:style>
    <style:style style:name="Taulukko1.A3" style:family="table-cell">
      <style:table-cell-properties style:vertical-align="top" fo:padding="0.101cm" fo:border-left="0.05pt solid #000000" fo:border-right="0.05pt solid #000000" fo:border-top="0.05pt solid #000000" fo:border-bottom="none" style:writing-mode="lr-tb"/>
    </style:style>
    <style:style style:name="Taulukko1.A4" style:family="table-cell">
      <style:table-cell-properties style:vertical-align="top" fo:padding="0.101cm" fo:border-left="0.05pt solid #000000" fo:border-right="0.05pt solid #000000" fo:border-top="none" fo:border-bottom="none" style:writing-mode="lr-tb"/>
    </style:style>
    <style:style style:name="Taulukko1.A6" style:family="table-cell">
      <style:table-cell-properties style:vertical-align="top" fo:padding="0.101cm" fo:border-left="0.05pt solid #000000" fo:border-right="0.05pt solid #000000" fo:border-top="none" fo:border-bottom="0.05pt solid #000000" style:writing-mode="lr-tb"/>
    </style:style>
    <style:style style:name="Taulukko1.A7" style:family="table-cell">
      <style:table-cell-properties style:vertical-align="top" fo:padding="0.101cm" fo:border-left="0.5pt solid #000000" fo:border-right="none" fo:border-top="none" fo:border-bottom="0.5pt solid #000000" style:writing-mode="lr-tb"/>
    </style:style>
    <style:style style:name="Table5" style:family="table">
      <style:table-properties style:width="14.473cm" table:align="left" style:writing-mode="lr-tb"/>
    </style:style>
    <style:style style:name="Table5.A" style:family="table-column">
      <style:table-column-properties style:column-width="1.852cm"/>
    </style:style>
    <style:style style:name="Table5.B" style:family="table-column">
      <style:table-column-properties style:column-width="2.699cm"/>
    </style:style>
    <style:style style:name="Table5.C" style:family="table-column">
      <style:table-column-properties style:column-width="3.358cm"/>
    </style:style>
    <style:style style:name="Table5.D" style:family="table-column">
      <style:table-column-properties style:column-width="6.563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5.A2" style:family="table-cell">
      <style:table-cell-properties style:vertical-align="top" fo:padding-left="0.191cm" fo:padding-right="0.191cm" fo:padding-top="0cm" fo:padding-bottom="0cm" fo:border="none" style:writing-mode="lr-tb"/>
    </style:style>
    <style:style style:name="Table5.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2.014cm" table:align="right" style:writing-mode="lr-tb"/>
    </style:style>
    <style:style style:name="Table1.A" style:family="table-column">
      <style:table-column-properties style:column-width="4.604cm"/>
    </style:style>
    <style:style style:name="Table1.B" style:family="table-column">
      <style:table-column-properties style:column-width="7.41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margin-left="0cm" fo:margin-right="0cm" fo:margin-top="0cm" fo:margin-bottom="0cm" style:contextual-spacing="false" fo:text-indent="0cm" style:auto-text-indent="false" style:snap-to-layout-grid="false"/>
      <style:text-properties fo:language="fi" fo:country="FI"/>
    </style:style>
    <style:style style:name="P5" style:family="paragraph" style:parent-style-name="Text_20_body">
      <style:paragraph-properties fo:margin-left="0cm" fo:margin-right="0cm" fo:margin-top="0cm" fo:margin-bottom="0cm" style:contextual-spacing="false" fo:text-indent="0cm" style:auto-text-indent="false" style:snap-to-layout-grid="false"/>
    </style:style>
    <style:style style:name="P6" style:family="paragraph" style:parent-style-name="Text_20_body">
      <style:paragraph-properties fo:margin-left="0cm" fo:margin-right="0cm" fo:text-indent="0cm" style:auto-text-indent="false" style:snap-to-layout-grid="false"/>
      <style:text-properties fo:language="fi" fo:country="FI"/>
    </style:style>
    <style:style style:name="P7"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8" style:family="paragraph" style:parent-style-name="Text_20_body">
      <style:paragraph-properties fo:margin-left="-0.076cm" fo:margin-right="0cm" fo:text-indent="0cm" style:auto-text-indent="false" style:snap-to-layout-grid="false"/>
      <style:text-properties fo:language="fi" fo:country="FI"/>
    </style:style>
    <style:style style:name="P9"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10"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11"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P12" style:family="paragraph" style:parent-style-name="Text_20_body" style:list-style-name="L1"/>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text-properties officeooo:paragraph-rsid="001f8c5b"/>
    </style:style>
    <style:style style:name="P18" style:family="paragraph" style:parent-style-name="Text_20_body" style:list-style-name="L7">
      <style:text-properties officeooo:paragraph-rsid="0022d8a4"/>
    </style:style>
    <style:style style:name="P19" style:family="paragraph" style:parent-style-name="Text_20_body" style:list-style-name="L7">
      <style:text-properties officeooo:paragraph-rsid="0024b3b3"/>
    </style:style>
    <style:style style:name="P20" style:family="paragraph" style:parent-style-name="Text_20_body" style:list-style-name="L7">
      <style:text-properties officeooo:paragraph-rsid="00263d32"/>
    </style:style>
    <style:style style:name="P21" style:family="paragraph" style:parent-style-name="Text_20_body" style:list-style-name="L7">
      <style:text-properties officeooo:paragraph-rsid="00281853"/>
    </style:style>
    <style:style style:name="P22" style:family="paragraph" style:parent-style-name="Text_20_body">
      <style:text-properties officeooo:paragraph-rsid="002d76b4"/>
    </style:style>
    <style:style style:name="P23" style:family="paragraph" style:parent-style-name="Text_20_body">
      <style:text-properties officeooo:paragraph-rsid="0031722b"/>
    </style:style>
    <style:style style:name="P24" style:family="paragraph" style:parent-style-name="Text_20_body">
      <style:paragraph-properties fo:margin-left="0cm" fo:margin-right="0cm" fo:text-indent="0cm" style:auto-text-indent="false" style:snap-to-layout-grid="false"/>
      <style:text-properties fo:language="fi" fo:country="FI" officeooo:paragraph-rsid="0036a702"/>
    </style:style>
    <style:style style:name="P25" style:family="paragraph" style:parent-style-name="Text_20_body">
      <style:paragraph-properties fo:margin-left="-0.076cm" fo:margin-right="0cm" fo:text-indent="0cm" style:auto-text-indent="false" style:snap-to-layout-grid="false"/>
      <style:text-properties fo:language="fi" fo:country="FI" officeooo:paragraph-rsid="0036a702"/>
    </style:style>
    <style:style style:name="P26" style:family="paragraph" style:parent-style-name="Heading_20_1">
      <style:paragraph-properties fo:break-before="page"/>
    </style:style>
    <style:style style:name="P27" style:family="paragraph" style:parent-style-name="Otsikko_20__28_numeroimaton_29_" style:master-page-name="First_20_Page">
      <style:paragraph-properties style:page-number="auto"/>
      <style:text-properties fo:language="fi" fo:country="FI" officeooo:paragraph-rsid="001cfa18"/>
    </style:style>
    <style:style style:name="P28" style:family="paragraph" style:parent-style-name="Sisennetty_20_teksti" style:list-style-name="L2"/>
    <style:style style:name="P29"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0" style:family="paragraph">
      <style:paragraph-properties fo:margin-left="0cm" fo:margin-right="0cm" fo:margin-top="0cm" fo:margin-bottom="0cm" fo:line-height="100%" fo:text-align="start" fo:text-indent="0cm"/>
    </style:style>
    <style:style style:name="P31"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2" style:family="paragraph">
      <style:paragraph-properties fo:margin-left="0cm" fo:margin-right="0cm" fo:margin-top="0cm" fo:margin-bottom="0cm" fo:line-height="120%" fo:text-align="start" fo:text-indent="0cm"/>
    </style:style>
    <style:style style:name="P33" style:family="paragraph">
      <style:paragraph-properties fo:margin-left="0cm" fo:margin-right="0cm" fo:margin-top="0cm" fo:margin-bottom="0cm" fo:line-height="120%" fo:text-align="start"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language="fi" fo:country="FI"/>
    </style:style>
    <style:style style:name="T2" style:family="text">
      <style:text-properties fo:font-weight="normal" style:font-weight-asian="normal" style:font-weight-complex="normal"/>
    </style:style>
    <style:style style:name="T3" style:family="text">
      <style:text-properties style:font-name="Times New Roman1" fo:font-size="11.5pt" style:font-name-asian="Times New Roman1" style:font-size-asian="11.5pt" style:font-name-complex="Times New Roman1" style:font-size-complex="11.5pt"/>
    </style:style>
    <style:style style:name="T4" style:family="text">
      <style:text-properties fo:font-weight="bold" style:font-weight-asian="bold" style:font-weight-complex="bold"/>
    </style:style>
    <style:style style:name="T5" style:family="text">
      <style:text-properties officeooo:rsid="001cfa18"/>
    </style:style>
    <style:style style:name="T6" style:family="text">
      <style:text-properties officeooo:rsid="001e6299"/>
    </style:style>
    <style:style style:name="T7" style:family="text">
      <style:text-properties officeooo:rsid="001f8c5b"/>
    </style:style>
    <style:style style:name="T8" style:family="text">
      <style:text-properties officeooo:rsid="00214ba4"/>
    </style:style>
    <style:style style:name="T9" style:family="text">
      <style:text-properties officeooo:rsid="0022d8a4"/>
    </style:style>
    <style:style style:name="T10" style:family="text">
      <style:text-properties officeooo:rsid="0024b3b3"/>
    </style:style>
    <style:style style:name="T11" style:family="text">
      <style:text-properties officeooo:rsid="00263d32"/>
    </style:style>
    <style:style style:name="T12" style:family="text">
      <style:text-properties officeooo:rsid="0026bc14"/>
    </style:style>
    <style:style style:name="T13" style:family="text">
      <style:text-properties officeooo:rsid="00271aaf"/>
    </style:style>
    <style:style style:name="T14" style:family="text">
      <style:text-properties officeooo:rsid="00281853"/>
    </style:style>
    <style:style style:name="T15" style:family="text">
      <style:text-properties officeooo:rsid="0028f678"/>
    </style:style>
    <style:style style:name="T16" style:family="text">
      <style:text-properties officeooo:rsid="0029c91b"/>
    </style:style>
    <style:style style:name="T17" style:family="text">
      <style:text-properties officeooo:rsid="002aba98"/>
    </style:style>
    <style:style style:name="T18" style:family="text">
      <style:text-properties officeooo:rsid="002c1812"/>
    </style:style>
    <style:style style:name="T19" style:family="text">
      <style:text-properties officeooo:rsid="002d76b4"/>
    </style:style>
    <style:style style:name="T20" style:family="text">
      <style:text-properties officeooo:rsid="002d9503"/>
    </style:style>
    <style:style style:name="T21" style:family="text">
      <style:text-properties officeooo:rsid="002da813"/>
    </style:style>
    <style:style style:name="T22" style:family="text">
      <style:text-properties officeooo:rsid="002ec69f"/>
    </style:style>
    <style:style style:name="T23" style:family="text">
      <style:text-properties officeooo:rsid="0030b43e"/>
    </style:style>
    <style:style style:name="T24" style:family="text">
      <style:text-properties officeooo:rsid="0031722b"/>
    </style:style>
    <style:style style:name="T25" style:family="text">
      <style:text-properties officeooo:rsid="0031bae0"/>
    </style:style>
    <style:style style:name="T26" style:family="text">
      <style:text-properties officeooo:rsid="00322e16"/>
    </style:style>
    <style:style style:name="T27" style:family="text">
      <style:text-properties officeooo:rsid="0033a9ed"/>
    </style:style>
    <style:style style:name="T28" style:family="text">
      <style:text-properties officeooo:rsid="0033d82a"/>
    </style:style>
    <style:style style:name="T29" style:family="text">
      <style:text-properties officeooo:rsid="00340b6c"/>
    </style:style>
    <style:style style:name="T30" style:family="text">
      <style:text-properties officeooo:rsid="00357842"/>
    </style:style>
    <style:style style:name="T31" style:family="text">
      <style:text-properties officeooo:rsid="0035bbf5"/>
    </style:style>
    <style:style style:name="T32" style:family="text">
      <style:text-properties officeooo:rsid="0036a702"/>
    </style:style>
    <style:style style:name="T33" style:family="text">
      <style:text-properties officeooo:rsid="0036a86e"/>
    </style:style>
    <style:style style:name="T34" style:family="text">
      <style:text-properties officeooo:rsid="00389c49"/>
    </style:style>
    <style:style style:name="T35" style:family="text">
      <style:text-properties fo:color="#000000" style:text-outline="false" style:text-line-through-style="none" style:font-name="Calibri" fo:font-size="12pt" fo:font-style="normal" fo:text-shadow="none" style:text-underline-style="none" fo:font-weight="normal" style:letter-kerning="true" style:font-name-asian="Calibri" style:font-size-asian="12pt" style:font-style-asian="normal" style:font-weight-asian="normal" style:font-name-complex="Calibri"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3.6cm" fo:text-indent="-0.801cm" fo:margin-left="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2" style:family="graphic">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cfe7f5" draw:textarea-horizontal-align="justify" fo:padding-top="0.129cm" fo:padding-bottom="0.129cm" fo:padding-left="0.254cm" fo:padding-right="0.254cm" draw:shadow="hidden" draw:shadow-offset-x="0.199cm" draw:shadow-offset-y="0.199cm" draw:shadow-color="#808080" style:run-through="foreground"/>
    </style:style>
    <style:style style:name="gr3" style:family="graphic">
      <style:graphic-properties style:run-through="foreground"/>
    </style:style>
    <style:style style:name="gr4"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cfe7f5" draw:textarea-horizontal-align="justify" fo:padding-top="0.129cm" fo:padding-bottom="0.129cm" fo:padding-left="0.254cm" fo:padding-right="0.254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282cm" fo:padding-top="0.141cm" fo:padding-bottom="0.141cm" fo:padding-left="0.141cm" fo:padding-right="0.141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solid" draw:fill-color="#c0c0c0" draw:fill-image-width="0cm" draw:fill-image-height="0cm" draw:textarea-horizontal-align="justify" draw:textarea-vertical-align="middle" fo:min-height="0.676cm" fo:padding-top="0.141cm" fo:padding-bottom="0.141cm" fo:padding-left="0.141cm" fo:padding-right="0.141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676cm" fo:padding-top="0.141cm" fo:padding-bottom="0.141cm" fo:padding-left="0.141cm" fo:padding-right="0.141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674cm" fo:padding-top="0.141cm" fo:padding-bottom="0.141cm" fo:padding-left="0.141cm" fo:padding-right="0.141cm" draw:shadow="hidden" draw:shadow-offset-x="0.199cm" draw:shadow-offset-y="0.199cm" draw:shadow-color="#808080" style:run-through="foreground"/>
    </style:style>
    <style:style style:name="gr10" style:family="graphic">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cfe7f5" draw:textarea-horizontal-align="justify" fo:padding-top="0.129cm" fo:padding-bottom="0.129cm" fo:padding-left="0.254cm" fo:padding-right="0.254cm" draw:shadow="hidden" draw:shadow-offset-x="0.199cm" draw:shadow-offset-y="0.199cm" draw:shadow-color="#808080" style:run-through="foreground"/>
    </style:style>
    <style:style style:name="gr11" style:family="graphic">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cfe7f5" draw:textarea-horizontal-align="justify" fo:padding-top="0.129cm" fo:padding-bottom="0.129cm" fo:padding-left="0.254cm" fo:padding-right="0.254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282cm" fo:padding-top="0.141cm" fo:padding-bottom="0.141cm" fo:padding-left="0.141cm" fo:padding-right="0.141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282cm" fo:padding-top="0.141cm" fo:padding-bottom="0.141cm" fo:padding-left="0.141cm" fo:padding-right="0.141cm" draw:shadow="hidden" draw:shadow-offset-x="0.199cm" draw:shadow-offset-y="0.199cm" draw:shadow-color="#808080" style:run-through="foreground"/>
    </style:style>
    <style:style style:name="gr14" style:family="graphic">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cfe7f5" draw:textarea-horizontal-align="justify" fo:padding-top="0.129cm" fo:padding-bottom="0.129cm" fo:padding-left="0.254cm" fo:padding-right="0.254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282cm" fo:padding-top="0.141cm" fo:padding-bottom="0.141cm" fo:padding-left="0.141cm" fo:padding-right="0.141cm" draw:shadow="hidden" draw:shadow-offset-x="0.199cm" draw:shadow-offset-y="0.199cm" draw:shadow-color="#808080" style:run-through="foreground"/>
    </style:style>
    <style:style style:name="gr16" style:family="graphic">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cfe7f5" draw:textarea-horizontal-align="justify" fo:padding-top="0.129cm" fo:padding-bottom="0.129cm" fo:padding-left="0.254cm" fo:padding-right="0.254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282cm" fo:padding-top="0.141cm" fo:padding-bottom="0.141cm" fo:padding-left="0.141cm" fo:padding-right="0.141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list xml:id="list37718269" text:style-name="WW8StyleNum">
        <text:list-header>
          <text:p text:style-name="P27"><text:span text:style-name="T5"/></text:p>
        </text:list-header>
      </text:list>
      <text:p text:style-name="P2"/>
      <text:p text:style-name="P2"/>
      <text:p text:style-name="P2"/>
      <text:p text:style-name="P2"/>
      <text:p text:style-name="P2"/>
      <text:p text:style-name="P2"/>
      <text:list xml:id="list38592835" text:continue-numbering="true" text:style-name="WW8StyleNum">
        <text:list-header>
          <text:p text:style-name="Kansiots1"/>
          <text:p text:style-name="Kansiots1">Function Specification</text:p>
          <text:p text:style-name="Kansiotsikko">Dependency Analysis Tool</text:p>
          <text:p text:style-name="Kansiotsikko">for Kactus2</text:p>
          <text:p text:style-name="Kansiots2">Version 0.<text:span text:style-name="T33">50</text:span></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4">TUT</text:p>
          </table:table-cell>
          <table:table-cell table:style-name="Taulukko1.A1" office:value-type="string">
            <text:p text:style-name="P4">Department of Computer Systems</text:p>
          </table:table-cell>
          <table:table-cell table:style-name="Taulukko1.C1" office:value-type="string">
            <text:p text:style-name="P4">TKT-2527 Project Work</text:p>
          </table:table-cell>
        </table:table-row>
        <table:table-row>
          <table:table-cell table:style-name="Taulukko1.A2" table:number-columns-spanned="3" office:value-type="string">
            <text:p text:style-name="P4">Author: Tommi Korhonen</text:p>
          </table:table-cell>
          <table:covered-table-cell/>
          <table:covered-table-cell/>
        </table:table-row>
        <table:table-row>
          <table:table-cell table:style-name="Taulukko1.A3" table:number-columns-spanned="3" office:value-type="string">
            <text:p text:style-name="P4">Joni-Matti Määttä, joni-matti.maatta@tut.fi</text:p>
          </table:table-cell>
          <table:covered-table-cell/>
          <table:covered-table-cell/>
        </table:table-row>
        <table:table-row>
          <table:table-cell table:style-name="Taulukko1.A4" table:number-columns-spanned="3" office:value-type="string">
            <text:p text:style-name="P4">Mikko Honkonen, mikko.honkonen@tut.fi</text:p>
          </table:table-cell>
          <table:covered-table-cell/>
          <table:covered-table-cell/>
        </table:table-row>
        <table:table-row>
          <table:table-cell table:style-name="Taulukko1.A4" table:number-columns-spanned="3" office:value-type="string">
            <text:p text:style-name="P4">Tommi Korhonen, tommi.korhonen@tut.fi</text:p>
          </table:table-cell>
          <table:covered-table-cell/>
          <table:covered-table-cell/>
        </table:table-row>
        <table:table-row>
          <table:table-cell table:style-name="Taulukko1.A6" table:number-columns-spanned="3" office:value-type="string">
            <text:p text:style-name="P4"/>
          </table:table-cell>
          <table:covered-table-cell/>
          <table:covered-table-cell/>
        </table:table-row>
        <table:table-row>
          <table:table-cell table:style-name="Taulukko1.A7" table:number-columns-spanned="2" office:value-type="string">
            <text:p text:style-name="P4">Document State: Work-in-progress</text:p>
          </table:table-cell>
          <table:covered-table-cell/>
          <table:table-cell table:style-name="Taulukko1.A2" office:value-type="string">
            <text:p text:style-name="P5"><text:span text:style-name="T1">Modified: </text:span><text:span text:style-name="T1"><text:modification-date style:data-style-name="N84">2012-12-11</text:modification-date></text:span></text:p>
          </table:table-cell>
        </table:table-row>
      </table:table>
      <text:list xml:id="list38582778" text:continue-numbering="true" text:style-name="WW8StyleNum">
        <text:list-header>
          <text:p text:style-name="Otsikko_20__28_numeroimaton_29_">Version History</text:p>
        </text:list-header>
      </text:list>
      <text:p text:style-name="P2"/>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8">Version</text:p>
          </table:table-cell>
          <table:table-cell table:style-name="Table5.A1" office:value-type="string">
            <text:p text:style-name="P6">Date</text:p>
          </table:table-cell>
          <table:table-cell table:style-name="Table5.A1" office:value-type="string">
            <text:p text:style-name="P6">Author(s)</text:p>
          </table:table-cell>
          <table:table-cell table:style-name="Table5.A1" office:value-type="string">
            <text:p text:style-name="P6">Summary of Changes</text:p>
          </table:table-cell>
        </table:table-row>
        <table:table-row table:style-name="Table5.1">
          <table:table-cell table:style-name="Table5.A2" office:value-type="string">
            <text:p text:style-name="P8">0.1</text:p>
          </table:table-cell>
          <table:table-cell table:style-name="Table5.B2" office:value-type="date" office:date-value="2012-10-14">
            <text:p text:style-name="P6">2012-10-14</text:p>
          </table:table-cell>
          <table:table-cell table:style-name="Table5.A2" office:value-type="string">
            <text:p text:style-name="P6">J.-M. Määttä</text:p>
          </table:table-cell>
          <table:table-cell table:style-name="Table5.A2" office:value-type="string">
            <text:p text:style-name="P7">Initial document template.</text:p>
          </table:table-cell>
        </table:table-row>
        <table:table-row table:style-name="Table5.1">
          <table:table-cell table:style-name="Table5.A2" office:value-type="string">
            <text:p text:style-name="P8">0.15</text:p>
          </table:table-cell>
          <table:table-cell table:style-name="Table5.B2" office:value-type="date" office:date-value="2012-11-21">
            <text:p text:style-name="P6">2012-11-21</text:p>
          </table:table-cell>
          <table:table-cell table:style-name="Table5.A2" office:value-type="string">
            <text:p text:style-name="P7">T. Korhonen</text:p>
          </table:table-cell>
          <table:table-cell table:style-name="Table5.A2" office:value-type="string">
            <text:p text:style-name="P6">Added content to introduction.</text:p>
          </table:table-cell>
        </table:table-row>
        <table:table-row table:style-name="Table5.1">
          <table:table-cell table:style-name="Table5.A2" office:value-type="string">
            <text:p text:style-name="P8">0.20</text:p>
          </table:table-cell>
          <table:table-cell table:style-name="Table5.A2" office:value-type="string">
            <text:p text:style-name="P6">2012-11-12</text:p>
          </table:table-cell>
          <table:table-cell table:style-name="Table5.A2" office:value-type="string">
            <text:p text:style-name="P6">M. Honkonen</text:p>
          </table:table-cell>
          <table:table-cell table:style-name="Table5.A2" office:value-type="string">
            <text:p text:style-name="P6">Added content to Chapter 2.</text:p>
          </table:table-cell>
        </table:table-row>
        <table:table-row table:style-name="Table5.1">
          <table:table-cell table:style-name="Table5.A2" office:value-type="string">
            <text:p text:style-name="P8">0.25</text:p>
          </table:table-cell>
          <table:table-cell table:style-name="Table5.B2" office:value-type="date" office:date-value="2012-11-27">
            <text:p text:style-name="P6">2012-11-27</text:p>
          </table:table-cell>
          <table:table-cell table:style-name="Table5.A2" office:value-type="string">
            <text:p text:style-name="P6">J.-M. Määttä</text:p>
          </table:table-cell>
          <table:table-cell table:style-name="Table5.A2" office:value-type="string">
            <text:p text:style-name="P6">Added content to Chapter 7.</text:p>
          </table:table-cell>
        </table:table-row>
        <table:table-row table:style-name="Table5.1">
          <table:table-cell table:style-name="Table5.A2" office:value-type="string">
            <text:p text:style-name="P8">0.30</text:p>
          </table:table-cell>
          <table:table-cell table:style-name="Table5.A2" office:value-type="string">
            <text:p text:style-name="P6">2012-11-28</text:p>
          </table:table-cell>
          <table:table-cell table:style-name="Table5.A2" office:value-type="string">
            <text:p text:style-name="P6">M. Honkonen</text:p>
          </table:table-cell>
          <table:table-cell table:style-name="Table5.A2" office:value-type="string">
            <text:p text:style-name="P6">Added content to Chapter 6.</text:p>
          </table:table-cell>
        </table:table-row>
        <table:table-row table:style-name="Table5.1">
          <table:table-cell table:style-name="Table5.A2" office:value-type="string">
            <text:p text:style-name="P8">0.35</text:p>
          </table:table-cell>
          <table:table-cell table:style-name="Table5.A2" office:value-type="string">
            <text:p text:style-name="P6">2012-12-04</text:p>
          </table:table-cell>
          <table:table-cell table:style-name="Table5.A2" office:value-type="string">
            <text:p text:style-name="P7">M. Honkonen</text:p>
          </table:table-cell>
          <table:table-cell table:style-name="Table5.A2" office:value-type="string">
            <text:p text:style-name="P6">Features added.</text:p>
          </table:table-cell>
        </table:table-row>
        <table:table-row table:style-name="Table5.1">
          <table:table-cell table:style-name="Table5.A2" office:value-type="string">
            <text:p text:style-name="P8">0.40</text:p>
          </table:table-cell>
          <table:table-cell table:style-name="Table5.B2" office:value-type="date" office:date-value="2012-12-05">
            <text:p text:style-name="P6">2012-12-05</text:p>
          </table:table-cell>
          <table:table-cell table:style-name="Table5.A2" office:value-type="string">
            <text:p text:style-name="P6">T. Korhonen</text:p>
          </table:table-cell>
          <table:table-cell table:style-name="Table5.A2" office:value-type="string">
            <text:p text:style-name="P6">Added content to Chapter 5 and 4.</text:p>
          </table:table-cell>
        </table:table-row>
        <table:table-row table:style-name="Table5.1">
          <table:table-cell table:style-name="Table5.A2" office:value-type="string">
            <text:p text:style-name="P8">0.45</text:p>
          </table:table-cell>
          <table:table-cell table:style-name="Table5.B2" office:value-type="date" office:date-value="2012-12-10">
            <text:p text:style-name="P6">2012-12-10</text:p>
          </table:table-cell>
          <table:table-cell table:style-name="Table5.A2" office:value-type="string">
            <text:p text:style-name="P7">J.-M. Määttä</text:p>
          </table:table-cell>
          <table:table-cell table:style-name="Table5.A2" office:value-type="string">
            <text:p text:style-name="P6">Described features to Chapter 4 and added content to Chapter 3.</text:p>
          </table:table-cell>
        </table:table-row>
        <table:table-row table:style-name="Table5.1">
          <table:table-cell table:style-name="Table5.A2" office:value-type="string">
            <text:p text:style-name="P25"><text:span text:style-name="T32">0.50</text:span></text:p>
          </table:table-cell>
          <table:table-cell table:style-name="Table5.A2" office:value-type="string">
            <text:p text:style-name="P24"><text:span text:style-name="T32">2012-12-11</text:span></text:p>
          </table:table-cell>
          <table:table-cell table:style-name="Table5.A2" office:value-type="string">
            <text:p text:style-name="P24"><text:span text:style-name="T32">M. Honkonen</text:span></text:p>
          </table:table-cell>
          <table:table-cell table:style-name="Table5.A2" office:value-type="string">
            <text:p text:style-name="P24"><text:span text:style-name="T32">Features in Chapter 4 + more content in Chapters 2 and 6.</text:span></text:p>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
      <text:list xml:id="list38586664"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9">1. <text:s text:c="2"/>Introduction<text:tab/>5</text:p>
          <text:p text:style-name="P10">1.1 <text:s text:c="2"/>Overview<text:tab/>5</text:p>
          <text:p text:style-name="P10">1.2 <text:s text:c="2"/>Purpose and Scope<text:tab/>5</text:p>
          <text:p text:style-name="P10">1.3 <text:s text:c="2"/>Product and Environment<text:tab/>5</text:p>
          <text:p text:style-name="P10">1.4 <text:s text:c="2"/>Definitions, Acronyms and Abbreviations<text:tab/>5</text:p>
          <text:p text:style-name="P10">1.5 <text:s text:c="2"/>References<text:tab/>6</text:p>
          <text:p text:style-name="P10">1.6 <text:s text:c="2"/>Structure of the Document<text:tab/>6</text:p>
          <text:p text:style-name="P9">2. <text:s text:c="2"/>General Description<text:tab/>7</text:p>
          <text:p text:style-name="P10">2.1 <text:s text:c="2"/>Product Perspective<text:tab/>7</text:p>
          <text:p text:style-name="P11">2.1.1 <text:s text:c="2"/>Existing System<text:tab/>7</text:p>
          <text:p text:style-name="P11">2.1.2 <text:s text:c="2"/>Proposed System<text:tab/>7</text:p>
          <text:p text:style-name="P10">2.2 <text:s text:c="2"/>Product Functions<text:tab/>7</text:p>
          <text:p text:style-name="P10">2.3 <text:s text:c="2"/>User Characteristics<text:tab/>7</text:p>
          <text:p text:style-name="P10">2.4 <text:s text:c="2"/>General Constraints<text:tab/>8</text:p>
          <text:p text:style-name="P10">2.5 <text:s text:c="2"/>Assumptions and Dependencies<text:tab/>8</text:p>
          <text:p text:style-name="P9">3. <text:s text:c="2"/>Data and Databases<text:tab/>9</text:p>
          <text:p text:style-name="P10">3.1 <text:s text:c="2"/>Contents of Information<text:tab/>9</text:p>
          <text:p text:style-name="P10">3.2 <text:s text:c="2"/>Intensity of Use<text:tab/>9</text:p>
          <text:p text:style-name="P10">3.3 <text:s text:c="2"/>Capacity<text:tab/>9</text:p>
          <text:p text:style-name="P10">3.4 <text:s text:c="2"/>Files and Configuration Files<text:tab/>9</text:p>
          <text:p text:style-name="P9">4. <text:s text:c="2"/>User Interface and Features<text:tab/>10</text:p>
          <text:p text:style-name="P10">4.1 <text:s text:c="2"/>User Interface<text:tab/>10</text:p>
          <text:p text:style-name="P11">4.1.1 <text:s text:c="2"/>Scenarios, Exceptions and Other Information<text:tab/>10</text:p>
          <text:p text:style-name="P11">4.1.2 <text:s text:c="2"/>Structural Design of Displays, Views and Dialogs<text:tab/>10</text:p>
          <text:p text:style-name="P10">4.2 <text:s text:c="2"/>Features<text:tab/>11</text:p>
          <text:p text:style-name="P11">4.2.1 <text:s text:c="2"/>Choosing Source Directories<text:tab/>11</text:p>
          <text:p text:style-name="P11">4.2.2 <text:s text:c="2"/>Running Dependency Analysis<text:tab/>11</text:p>
          <text:p text:style-name="P11">4.2.3 <text:s text:c="2"/>Manual Connections<text:tab/>12</text:p>
          <text:p text:style-name="P11">4.2.4 <text:s text:c="2"/>Editing Existing Connections<text:tab/>12</text:p>
          <text:p text:style-name="P11">4.2.5 <text:s text:c="2"/>Filtering Connections<text:tab/>12</text:p>
          <text:p text:style-name="P11">4.2.6 <text:s text:c="2"/>External Dependencies<text:tab/>13</text:p>
          <text:p text:style-name="P11">4.2.7 <text:s text:c="2"/>Settings<text:tab/>13</text:p>
          <text:p text:style-name="P9">5. <text:s text:c="2"/>Interfaces<text:tab/>14</text:p>
          <text:p text:style-name="P10"><text:soft-page-break/>5.1 <text:s text:c="2"/>Hardware Interfaces<text:tab/>14</text:p>
          <text:p text:style-name="P10">5.2 <text:s text:c="2"/>Software Interfaces<text:tab/>14</text:p>
          <text:p text:style-name="P10">5.3 <text:s text:c="2"/>Communications Interfaces<text:tab/>14</text:p>
          <text:p text:style-name="P9">6. <text:s text:c="2"/>Other Requirements<text:tab/>15</text:p>
          <text:p text:style-name="P10">6.1 <text:s text:c="2"/>Performance and Response Times<text:tab/>15</text:p>
          <text:p text:style-name="P10">6.2 <text:s text:c="2"/>Security, Recovery and Usability<text:tab/>15</text:p>
          <text:p text:style-name="P10">6.3 <text:s text:c="2"/>Maintainability<text:tab/>15</text:p>
          <text:p text:style-name="P10">6.4 <text:s text:c="2"/>Transferability and Portability<text:tab/>16</text:p>
          <text:p text:style-name="P10">6.5 <text:s text:c="2"/>Operator's Task Requirements<text:tab/>16</text:p>
          <text:p text:style-name="P9">7. <text:s text:c="2"/>Design Constraints<text:tab/>17</text:p>
          <text:p text:style-name="P10">7.1 <text:s text:c="2"/>Standards<text:tab/>17</text:p>
          <text:p text:style-name="P10">7.2 <text:s text:c="2"/>Hardware Constraints<text:tab/>17</text:p>
          <text:p text:style-name="P10">7.3 <text:s text:c="2"/>Software Constraints<text:tab/>17</text:p>
          <text:p text:style-name="P10">7.4 <text:s text:c="2"/>Other Constraints<text:tab/>17</text:p>
          <text:p text:style-name="P9">8. <text:s text:c="2"/>Rejected Ideas<text:tab/>18</text:p>
          <text:p text:style-name="P9">9. <text:s text:c="2"/>Ideas for Further Development<text:tab/>19</text:p>
          <text:p text:style-name="P9">10. <text:s text:c="2"/>Open Issues<text:tab/>20</text:p>
        </text:index-body>
      </text:table-of-content>
      <text:p text:style-name="P3"/>
      <text:p text:style-name="P2"/>
      <text:p text:style-name="Text_20_body"><text:tab/></text:p>
      <text:h text:style-name="P26" text:outline-level="1" text:restart-numbering="true" text:start-value="1"><text:bookmark-start text:name="__RefNumPara__2239_1237134914"/><text:s/><text:tab/>Introduction<text:bookmark-end text:name="__RefNumPara__2239_1237134914"/></text:h>
      <text:p text:style-name="Sisennetty_20_teksti">TODO Tommi</text:p>
      <text:h text:style-name="Heading_20_2" text:outline-level="2"><text:s/><text:tab/>Overview</text:h>
      <text:p text:style-name="Text_20_body">Dependency analysis tool for Kactus2 project is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Computer Systems at Tampere University of Technology. The project group consists of three persons with varying backgrounds in software development. The project is estimated to take five months.</text:p>
      <text:h text:style-name="Heading_20_2" text:outline-level="2"><text:s/><text:tab/>Purpose and Scope</text:h>
      <text:p text:style-name="Text_20_body">This document provides functional specification for Dependency analysis tool for Kactus2 project. Document's purpose is to act as a guide for system development and design, including:</text:p>
      <text:list xml:id="list37713683" text:style-name="L1">
        <text:list-item>
          <text:p text:style-name="P12">Database structure</text:p>
        </text:list-item>
        <text:list-item>
          <text:p text:style-name="P12">User interface</text:p>
        </text:list-item>
        <text:list-item>
          <text:p text:style-name="P12">Features</text:p>
        </text:list-item>
        <text:list-item>
          <text:p text:style-name="P12">Interfaces</text:p>
        </text:list-item>
      </text:list>
      <text:p text:style-name="Text_20_body">Document tells the behaviour of the system and provides necessary information for creating the technical specification. This document doesn't define project timeline, phasing or deliverables. It also doesn't describe the system architecture in detail. </text:p>
      <text:p text:style-name="Text_20_body">The document also provides information to the client, and the client's acceptance for the document is required. </text:p>
      <text:h text:style-name="Heading_20_2" text:outline-level="2"><text:s/><text:tab/>Product and Environment</text:h>
      <text:h text:style-name="Heading_20_2" text:outline-level="2"><text:s/><text:tab/>Definitions, Acronyms and Abbreviations</text:h>
      <table:table table:name="Table1" table:style-name="Table1">
        <table:table-column table:style-name="Table1.A"/>
        <table:table-column table:style-name="Table1.B"/>
        <table:table-row>
          <table:table-cell table:style-name="Table1.A1" office:value-type="string">
            <text:p text:style-name="Table_20_Contents">IP-XACT</text:p>
          </table:table-cell>
          <table:table-cell table:style-name="Table1.B1" office:value-type="string">
            <text:p text:style-name="Table_20_Contents">XML format that defines and describes electronic components and their designs.</text:p>
          </table:table-cell>
        </table:table-row>
        <table:table-row>
          <table:table-cell table:style-name="Table1.A2" office:value-type="string">
            <text:p text:style-name="Table_20_Contents">Kactus2</text:p>
          </table:table-cell>
          <table:table-cell table:style-name="Table1.B2" office:value-type="string">
            <text:p text:style-name="Table_20_Contents">Open source IP-XACT design <text:soft-page-break/>environment.</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Text_20_body"/>
      <text:h text:style-name="Heading_20_2" text:outline-level="2"><text:s/><text:tab/>References</text:h>
      <text:list xml:id="list37732738" text:style-name="L2">
        <text:list-item>
          <text:p text:style-name="P28"><text:bookmark-start text:name="__RefNumPara__2190_938223037"/>IEEE 1685: IP-XACT, Standard for packaging, integrating, and reusing IP within flow tools. USA 2009. Available at: http://standards.ieee.org/getieee/1685/download/1685-2009.pdf<text:bookmark-end text:name="__RefNumPara__2190_938223037"/></text:p>
        </text:list-item>
      </text:list>
      <text:h text:style-name="Heading_20_2" text:outline-level="2"><text:s/><text:tab/>Structure of the Document</text:h>
      <text:p text:style-name="Text_20_body">This document is divided into ten chapters:</text:p>
      <text:list xml:id="list37724819" text:style-name="L3">
        <text:list-item>
          <text:p text:style-name="P13">Introduction. This chapter, acts as an introduction to the document.</text:p>
        </text:list-item>
        <text:list-item>
          <text:p text:style-name="P13">General description.</text:p>
        </text:list-item>
        <text:list-item>
          <text:p text:style-name="P13">Data and Databases. Describes the used data formats and databases.</text:p>
        </text:list-item>
        <text:list-item>
          <text:p text:style-name="P13">User interface and features. Describes the user interface and features.</text:p>
        </text:list-item>
        <text:list-item>
          <text:p text:style-name="P13">Interfaces.</text:p>
        </text:list-item>
        <text:list-item>
          <text:p text:style-name="P13">Other requirements.</text:p>
        </text:list-item>
        <text:list-item>
          <text:p text:style-name="P13">Design constraints.</text:p>
        </text:list-item>
        <text:list-item>
          <text:p text:style-name="P13">Rejected ideas.</text:p>
        </text:list-item>
        <text:list-item>
          <text:p text:style-name="P13">Ideas for further development.</text:p>
        </text:list-item>
        <text:list-item>
          <text:p text:style-name="P13">Open issues</text:p>
        </text:list-item>
      </text:list>
      <text:p text:style-name="Text_20_body">Contents of this document may change as the project proceeds. Project members will add details and edit existing information as the database structure, interfaces and features evolve during the project timeline.</text:p>
      <text:h text:style-name="Heading_20_1" text:outline-level="1"><text:s/><text:tab/>General Description</text:h>
      <text:p text:style-name="Sisennetty_20_teksti">TODO Mikko</text:p>
      <text:p text:style-name="Sisennetty_20_teksti"/>
      <text:h text:style-name="Heading_20_2" text:outline-level="2"><text:s/><text:tab/>Product Perspective</text:h>
      <text:p text:style-name="Text_20_body">This section describes the previously existing system and the new proposed system, to clarify the need for the proposed system.</text:p>
      <text:h text:style-name="Heading_20_3" text:outline-level="3"><text:s/><text:tab/>Existing System</text:h>
      <text:p text:style-name="Text_20_body">Kactus2 is a software toolset for embedded system product design. As a metadata based design tool, it makes product management easier and provides standardized packaging for content for easy reuse. </text:p>
      <text:h text:style-name="Heading_20_3" text:outline-level="3"><text:s/><text:tab/>Proposed System</text:h>
      <text:p text:style-name="Text_20_body">As project size increases, it becomes increasingly more difficult to track the dependencies between various files in the project. A change in one file might require changes in dozens of other files, but the user often has no specific information about which files depend on this file.</text:p>
      <text:p text:style-name="Text_20_body">The aim with the Kactus2 Dependency Analysis Tool is to automatize the file dependency tracking. This is be done by scanning supported file types (such as C/C++ source code or VHDL) and analyzing the language specific dependency reporting methods. After the dependency tree is built, the system keeps track of file changes in project files, notifying the user when changes made in one file might require actions in other files depending on it. The tool also provides the user the ability to specify dependencies manually, for example between a source code file and documentation file.</text:p>
      <text:h text:style-name="Heading_20_2" text:outline-level="2"><text:s/><text:tab/>Product Functions</text:h>
      <text:p text:style-name="P17"><text:span text:style-name="T7">The tool offers </text:span><text:span text:style-name="T8">following </text:span><text:span text:style-name="T16">primary</text:span><text:span text:style-name="T8"> functio</text:span><text:span text:style-name="T17">ns</text:span><text:span text:style-name="T8">:</text:span></text:p>
      <text:list xml:id="list38406230" text:style-name="L7">
        <text:list-item>
          <text:p text:style-name="P18"><text:span text:style-name="T9">Adding and removing source directories.</text:span></text:p>
        </text:list-item>
        <text:list-item>
          <text:p text:style-name="P19"><text:span text:style-name="T10">Running the dependency analysis.</text:span></text:p>
        </text:list-item>
        <text:list-item>
          <text:p text:style-name="P19"><text:span text:style-name="T10">Adding, removing and editing manual dependencies.</text:span></text:p>
        </text:list-item>
        <text:list-item>
          <text:p text:style-name="P20"><text:span text:style-name="T11">Viewing the </text:span><text:span text:style-name="T12">dependency graph with various </text:span><text:span text:style-name="T13">different filter settings.</text:span></text:p>
        </text:list-item>
        <text:list-item>
          <text:p text:style-name="P21"><text:span text:style-name="T14">Specifying </text:span><text:span text:style-name="T15">external dependencies.</text:span></text:p>
        </text:list-item>
      </text:list>
      <text:h text:style-name="Heading_20_2" text:outline-level="2"><text:soft-page-break/><text:s/><text:tab/>User Characteristics</text:h>
      <text:p text:style-name="Text_20_body">The main user base of the software consists of the current users of the Kactus2 toolset: embedded systems designers in companies of varying sizes and academic departments. As the purpose of the new features is easing the management of changes in projects of increasing size, the tool will have more value for larger companies.</text:p>
      <text:p text:style-name="Text_20_body">Kactus2 software itself is a single user application, however project files it uses are <text:span text:style-name="T18">often</text:span> shared among multiple users.</text:p>
      <text:h text:style-name="Heading_20_2" text:outline-level="2"><text:s/><text:tab/>General Constraints</text:h>
      <text:p text:style-name="P22"><text:span text:style-name="T19">The major design constraint of the tool is its integration into Kactus2. </text:span><text:span text:style-name="T20">This </text:span><text:span text:style-name="T21">limits the tool implementation to C++, </text:span><text:span text:style-name="T22">and also places some r</text:span><text:span text:style-name="T23">estrictions on the UI implementation. The tool should feel like an integral part of the Kactus2 toolset.</text:span></text:p>
      <text:h text:style-name="Heading_20_2" text:outline-level="2"><text:s/><text:tab/>Assumptions and Dependencies</text:h>
      <text:p text:style-name="P23"><text:span text:style-name="T29">The Kactus2 software requires either Windows or Linux system with </text:span><text:span text:style-name="T30">Qt library available. </text:span><text:span text:style-name="T24">The tool should not </text:span><text:span text:style-name="T25">add any additional dependencies </text:span><text:span text:style-name="T30">beyond that to </text:span><text:span text:style-name="T31">maintain the software's compatibility.</text:span></text:p>
      <text:p text:style-name="Sisennetty_20_teksti"/>
      <text:p text:style-name="Sisennetty_20_teksti"/>
      <text:p text:style-name="Standard"/>
      <text:h text:style-name="Heading_20_1" text:outline-level="1"><text:s/><text:tab/>Data and Databases</text:h>
      <text:p text:style-name="Sisennetty_20_teksti">TODO Joni-Matti</text:p>
      <text:h text:style-name="Heading_20_2" text:outline-level="2"><text:s/><text:tab/>Contents of Information</text:h>
      <text:p text:style-name="Text_20_body"/>
      <text:h text:style-name="Heading_20_2" text:outline-level="2"><text:s/><text:tab/>Intensity of Use</text:h>
      <text:p text:style-name="Text_20_body">Since Kactus2 is a single-user environment by not offering any built-in multi-user features, there may be only one user for a single instance of the program. Thus, the dependency analysis tool has only one user at a time. Since dependency and files management is a central part of the work flow when packetizing components, it can be estimated that the dependency analysis tool is used every 15 minutes on average.</text:p>
      <text:h text:style-name="Heading_20_2" text:outline-level="2"><text:s/><text:tab/>Capacity</text:h>
      <text:p text:style-name="Text_20_body">The tool must not restrict the number of files and dependencies between them. However, to be able to visualize the dependencies reasonably, the limit is 1000 files and 2000 dependencies.</text:p>
      <text:h text:style-name="Heading_20_2" text:outline-level="2"><text:s/><text:tab/>Files and Configuration Files</text:h>
      <text:p text:style-name="Text_20_body">All settings of the dependency analysis tool are stored to the Kactus2 settings file Kactus2.ini. The settings file uses Qt's custom ini file format which differs slightly from the original Windows INI file format. The settings of the tool are saved to a subsection [dependency].</text:p>
      <text:p text:style-name="Standard"/>
      <text:h text:style-name="Heading_20_1" text:outline-level="1"><text:s/><text:tab/>User Interface and Features</text:h>
      <text:p text:style-name="Sisennetty_20_teksti">TODO All</text:p>
      <text:h text:style-name="Heading_20_2" text:outline-level="2"><text:s/><text:tab/>User Interface</text:h>
      <text:p text:style-name="Text_20_body">A sketch of the user interface is illustrated in Figure <text:sequence-ref text:reference-format="value" text:ref-name="refFigure0">4.1</text:sequence-ref>. The user interface consists of two basically independent parts: the dependency graph table and a group box for dependency information. The dependency graph table contains the following columns:</text:p>
      <text:list xml:id="list37706486" text:style-name="L4">
        <text:list-item>
          <text:p text:style-name="P14"><text:span text:style-name="T4">Status</text:span> illustrates the confidence status of the file or folder</text:p>
        </text:list-item>
        <text:list-item>
          <text:p text:style-name="P14"><text:span text:style-name="T4">Path</text:span> describes the name of the file or folder</text:p>
        </text:list-item>
        <text:list-item>
          <text:p text:style-name="P14"><text:span text:style-name="T4">Filesets</text:span> list all fileset that contain the file or in case of a folder, whether all files in that folder are in the exactly same fileset</text:p>
        </text:list-item>
        <text:list-item>
          <text:p text:style-name="P14"><text:span text:style-name="T2">Arrow</text:span> illustrates the column for creating manual connections</text:p>
        </text:list-item>
        <text:list-item>
          <text:p text:style-name="P14"><text:span text:style-name="T4">Dependencies</text:span> visualizes all dependencies between the files</text:p>
        </text:list-item>
        <text:list-item>
          <text:p text:style-name="P14"><text:span text:style-name="T4">Referenced by</text:span> lists the VLNVs of all components that use the same file</text:p>
        </text:list-item>
      </text:list>
      <text:p text:style-name="Text_20_body"><draw:frame draw:style-name="fr1" draw:name="Frame1" text:anchor-type="paragraph" svg:x="2.547cm" svg:y="0cm" svg:width="11.996cm" draw:z-index="0"><draw:text-box fo:min-height="9.888cm"><text:p text:style-name="Figure"><draw:frame draw:style-name="fr3" draw:name="graphics1" text:anchor-type="paragraph" svg:width="11.996cm" svg:height="9.888cm" draw:z-index="1"><draw:image xlink:href="Pictures/20000102000058EF0000495203E1CE33.wmf" xlink:type="simple" xlink:show="embed" xlink:actuate="onLoad"/></draw:frame><text:span text:style-name="T4">Figure </text:span><text:span text:style-name="T4"><text:sequence text:ref-name="refFigure0" text:name="Figure" text:formula="ooow:Figure+1" style:num-format="1">4.1</text:sequence></text:span><text:span text:style-name="T4">:</text:span> User interface for the dependency analysis tool.</text:p></draw:text-box></draw:frame></text:p>
      <text:h text:style-name="Heading_20_3" text:outline-level="3"><text:soft-page-break/><text:s/><text:tab/>Scenarios, Exceptions and Other Information</text:h>
      <text:p text:style-name="Text_20_body"/>
      <text:h text:style-name="Heading_20_3" text:outline-level="3"><text:s/><text:tab/>Structural Design of Displays, Views and Dialogs</text:h>
      <text:p text:style-name="Text_20_body"/>
      <text:h text:style-name="Heading_20_2" text:outline-level="2"><text:s/><text:tab/>Features</text:h>
      <text:h text:style-name="Heading_20_3" text:outline-level="3"><text:s/><text:tab/>Choosing Source Directories</text:h>
      <text:p text:style-name="Text_20_body">When the user clicks the <text:span text:style-name="T4">Add/Remove</text:span> button, a dialog as shown below opens.</text:p>
      <text:p text:style-name="Text_20_body"><draw:frame draw:style-name="fr2" draw:name="Frame2" text:anchor-type="paragraph" svg:x="2.503cm" svg:y="0.422cm" svg:width="9.013cm" draw:z-index="2"><draw:text-box fo:min-height="8.513cm"><text:p text:style-name="Figure"><draw:g text:anchor-type="paragraph" draw:z-index="3" draw:style-name="gr1"><draw:polyline draw:style-name="gr2" draw:text-style-name="P29" svg:width="8.999cm" svg:height="8.499cm" svg:x="0.006cm" svg:y="0cm" svg:viewBox="0 0 9000 8500" draw:points="0,8500 9000,8500 9000,0 0,0 0,8500"><text:p/></draw:polyline><draw:g draw:style-name="gr3"><draw:polygon draw:style-name="gr4" draw:text-style-name="P29" svg:width="3.399cm" svg:height="5.148cm" svg:x="0.883cm" svg:y="1.251cm" svg:viewBox="0 0 3400 5149" draw:points="0,5149 3400,5149 3400,0 0,0"><text:p/></draw:polygon><draw:polyline draw:style-name="gr5" draw:text-style-name="P29" svg:width="3.399cm" svg:height="5.148cm" svg:x="0.883cm" svg:y="1.251cm" svg:viewBox="0 0 3400 5149" draw:points="0,5149 3400,5149 3400,0 0,0 0,5149"><text:p/></draw:polyline></draw:g><draw:frame draw:style-name="gr6" draw:text-style-name="P31" svg:width="3.67cm" svg:height="0.802cm" svg:x="0.906cm" svg:y="0.4cm"><draw:text-box><text:p text:style-name="P30"><text:span text:style-name="T35">Directories</text:span></text:p></draw:text-box></draw:frame><draw:frame draw:style-name="gr7" draw:text-style-name="P33" svg:width="3.301cm" svg:height="0.959cm" svg:x="0.965cm" svg:y="1.49cm"><draw:text-box><text:p text:style-name="P32"><text:span text:style-name="T35">source</text:span></text:p></draw:text-box></draw:frame><draw:frame draw:style-name="gr8" draw:text-style-name="P33" svg:width="3.2cm" svg:height="0.959cm" svg:x="0.883cm" svg:y="2.21cm"><draw:text-box><text:p text:style-name="P32"><text:span text:style-name="T35">documentation</text:span></text:p></draw:text-box></draw:frame><draw:frame draw:style-name="gr9" draw:text-style-name="P33" svg:width="3.2cm" svg:height="0.957cm" svg:x="0.883cm" svg:y="2.928cm"><draw:text-box><text:p text:style-name="P32"><text:span text:style-name="T35">other/source</text:span></text:p></draw:text-box></draw:frame><draw:polyline draw:style-name="gr10" draw:text-style-name="P29" svg:width="3.42cm" svg:height="1.038cm" svg:x="0.705cm" svg:y="6.961cm" svg:viewBox="0 0 3421 1039" draw:points="0,1039 3421,1039 3421,0 0,0 0,1039"><text:p/></draw:polyline><draw:polyline draw:style-name="gr11" draw:text-style-name="P29" svg:width="3.42cm" svg:height="1.038cm" svg:x="4.827cm" svg:y="6.922cm" svg:viewBox="0 0 3421 1039" draw:points="0,1039 3421,1039 3421,0 0,0 0,1039"><text:p/></draw:polyline><draw:frame draw:style-name="gr12" draw:text-style-name="P31" svg:width="1.269cm" svg:height="0.802cm" svg:x="1.758cm" svg:y="7.061cm"><draw:text-box><text:p text:style-name="P30"><text:span text:style-name="T35">Ok</text:span></text:p></draw:text-box></draw:frame><draw:frame draw:style-name="gr13" draw:text-style-name="P31" svg:width="1.9cm" svg:height="0.802cm" svg:x="5.627cm" svg:y="7.061cm"><draw:text-box><text:p text:style-name="P30"><text:span text:style-name="T35">Cancel</text:span></text:p></draw:text-box></draw:frame><draw:polyline draw:style-name="gr14" draw:text-style-name="P29" svg:width="3.42cm" svg:height="1.038cm" svg:x="4.605cm" svg:y="2.361cm" svg:viewBox="0 0 3421 1039" draw:points="0,1039 3421,1039 3421,0 0,0 0,1039"><text:p/></draw:polyline><draw:frame draw:style-name="gr15" draw:text-style-name="P31" svg:width="1.269cm" svg:height="0.802cm" svg:x="5.658cm" svg:y="2.462cm"><draw:text-box><text:p text:style-name="P30"><text:span text:style-name="T35">Add</text:span></text:p></draw:text-box></draw:frame><draw:polyline draw:style-name="gr16" draw:text-style-name="P29" svg:width="3.42cm" svg:height="1.038cm" svg:x="4.605cm" svg:y="3.661cm" svg:viewBox="0 0 3421 1039" draw:points="0,1039 3421,1039 3421,0 0,0 0,1039"><text:p/></draw:polyline><draw:frame draw:style-name="gr17" draw:text-style-name="P31" svg:width="1.902cm" svg:height="0.802cm" svg:x="5.484cm" svg:y="3.801cm"><draw:text-box><text:p text:style-name="P30"><text:span text:style-name="T35">Remove</text:span></text:p></draw:text-box></draw:frame></draw:g>Figure <text:sequence text:ref-name="refFigure1" text:name="Figure" text:formula="ooow:Figure+1" style:num-format="1">4.2</text:sequence>: Source directory dialog.</text:p></draw:text-box></draw:frame></text:p>
      <text:p text:style-name="Text_20_body">In this view, the user is presented a list of the directories where the tool scans for files. A directory can then be selected by clicking on it, and after being selected it can be removed by clicking the "Remove" button.</text:p>
      <text:p text:style-name="Text_20_body">Clicking the <text:span text:style-name="T4">Add</text:span> button opens the default operating system file browsing dialog. The user may then browse to the directory of their choice and add it to the directory list. If the directory is already covered by an existing directory, either being the exact same directory or a subdirectory, it is not added to the list.</text:p>
      <text:p text:style-name="Text_20_body"><text:soft-page-break/>The user may exit the view at any time using the <text:span text:style-name="T4">Ok</text:span> button. Any changes made are automatically applied. If the user presses <text:span text:style-name="T4">Cancel </text:span>button, the changes are reverted.</text:p>
      <text:h text:style-name="Heading_20_3" text:outline-level="3"><text:s/><text:tab/>Running Dependency Analysis</text:h>
      <text:p text:style-name="Text_20_body">The dependency analysis is run in following conditions:</text:p>
      <text:p text:style-name="Text_20_body">1. The dependency analysis view is opened for the first time after starting Kactus2.</text:p>
      <text:p text:style-name="Text_20_body">2. Source directory dialog is closed and directories have been added or removed.</text:p>
      <text:p text:style-name="Text_20_body">3. The user clicks the <text:span text:style-name="T4">Run</text:span> button in the dependency analysis view.</text:p>
      <text:p text:style-name="Text_20_body">When the dependency analysis is started, a progress bar indicating this will be shown to the user. Other parts of the Kactus2 software will work normally, but the dependency analysis UI will not respond to user input, except scrolling the dependency graph. If the user leaves the dependency analysis view the scan will continue in the background.</text:p>
      <text:p text:style-name="Text_20_body">The dependency graph will fill gradually as dependencies are found during the scan. Any manual dependencies will be shown immediately.</text:p>
      <text:h text:style-name="Heading_20_3" text:outline-level="3"><text:s/><text:tab/>Manual Connections</text:h>
      <text:p text:style-name="Text_20_body">The user interface has a separate column for creating manual connections. Manual connections are created by first clicking the source file row in the creation column and then clicking the destination file row in the creation column. The manual connection is then automatically transferred to an empty place in the dependency graph, visualized in red color.</text:p>
      <text:p text:style-name="Text_20_body">The header of the creation column works as a direction mode button to specify the mode for creating connections. It has two modes: one-way connections and bidirectional connections. The mode is switched by clicking the <text:span text:style-name="T4">Direction Mode</text:span><text:span text:style-name="T2"> button with the left mouse button</text:span>.</text:p>
      <text:h text:style-name="Heading_20_3" text:outline-level="3"><text:s/><text:tab/>Editing Existing Connections</text:h>
      <text:p text:style-name="Text_20_body">Related information about the already created connections can be modified for both automatic and manual connections. A connection is selected by clicking it in the dependency graph with the left mouse button. The information group box is then updated by the information about the selected connection. For manual connections, the user can edit the connection description, its locked state and the dependency di<text:soft-page-break/>rection. For automatic connections, only the description field is editable.</text:p>
      <text:p text:style-name="Text_20_body">Connection description is shown as a text box to which the user can type any text. There is no restriction to the maximum length of the description. Locked state is shown as a check box which the user can click to change its state. Locked connections cannot be removed from the dependency graph. Dependency direction is shown as a image-based combo box. It has tree different options:</text:p>
      <text:list xml:id="list37718285" text:style-name="L5">
        <text:list-item>
          <text:p text:style-name="P15"><text:span text:style-name="T4">Arrow with two heads</text:span> represents a two-way connection</text:p>
        </text:list-item>
        <text:list-item>
          <text:p text:style-name="P15"><text:span text:style-name="T4">Arrow upwards</text:span> represents a one-way connection up</text:p>
        </text:list-item>
        <text:list-item>
          <text:p text:style-name="P15"><text:span text:style-name="T4">Arrow downwards</text:span> represents a one-way connection down.</text:p>
        </text:list-item>
      </text:list>
      <text:p text:style-name="Text_20_body">The user can change the dependency direction by choosing an appropriate option from the combo box.</text:p>
      <text:p text:style-name="Text_20_body">Manual connections can be removed from the dependency graph by first selecting a manual connection and then pressing <text:span text:style-name="T4">Delete</text:span> key.</text:p>
      <text:h text:style-name="Heading_20_3" text:outline-level="3"><text:s/><text:tab/>Filtering Connections</text:h>
      <text:p text:style-name="Text_20_body">Shown dependency connections can be filtered by:</text:p>
      <text:list xml:id="list37714768" text:style-name="L6">
        <text:list-item>
          <text:p text:style-name="P16">Connection type (manual or automatically generated)</text:p>
        </text:list-item>
        <text:list-item>
          <text:p text:style-name="P16">Direction of the connection (one or two way connections)</text:p>
        </text:list-item>
        <text:list-item>
          <text:p text:style-name="P16">Status of the file (red, green or gray) ←??XXX?? filteröinti miten/onko tarpeen</text:p>
        </text:list-item>
      </text:list>
      <text:p text:style-name="Text_20_body">Listed filters can be selected from appropriate comboboxes. Comboboxes can be found from "Filter" groupbox shown below. </text:p>
      <text:p text:style-name="Text_20_body">*kuva filter groupboxista*</text:p>
      <text:p text:style-name="Text_20_body">Filters are applied to the dependency graph by clicking the "Filter" button. Filters can be undone by deselecting the filter comboboxes and applying the new filters <text:span text:style-name="T2">by clicking the "Filter" button.</text:span></text:p>
      <text:h text:style-name="Heading_20_3" text:outline-level="3"><text:s/><text:tab/>External Dependencies</text:h>
      <text:p text:style-name="Text_20_body">User can select which external dependencies are shown in <text:s/>dependency graph. XXvarmaankin??</text:p>
      <text:h text:style-name="Heading_20_3" text:outline-level="3"><text:soft-page-break/><text:s/><text:tab/>Settings</text:h>
      <text:p text:style-name="Text_20_body">The Kactus2 general settings dialog will be shown when the user clicks the "Settings" button of the main Kactus2 UI. The DAT settings can then be viewed by selecting "Dependency analysis" on the left side of the dialog.</text:p>
      <text:p text:style-name="Text_20_body">Mitä asetuksia?</text:p>
      <text:p text:style-name="Text_20_body"/>
      <text:p text:style-name="Sisennetty_20_teksti"/>
      <text:p text:style-name="Sisennetty_20_teksti"/>
      <text:p text:style-name="Text_20_body"/>
      <text:p text:style-name="Standard"/>
      <text:h text:style-name="Heading_20_1" text:outline-level="1"><text:s/><text:tab/>Interfaces</text:h>
      <text:p text:style-name="Sisennetty_20_teksti">TODO Tommi</text:p>
      <text:h text:style-name="Heading_20_2" text:outline-level="2"><text:s/><text:tab/>Hardware Interfaces</text:h>
      <text:p text:style-name="Text_20_body">Dependency analysis tool doesn't use printer or have any other hardware interfaces besides a mouse and a keyboard.</text:p>
      <text:h text:style-name="Heading_20_2" text:outline-level="2"><text:s/><text:tab/>Software Interfaces</text:h>
      <text:p text:style-name="Text_20_body">Dependency analysis tool is part of Kactus2.<text:span text:style-name="T3"> Missä rajapinta fyysisesti</text:span></text:p>
      <text:h text:style-name="Heading_20_2" text:outline-level="2"><text:s/><text:tab/>Communications Interfaces</text:h>
      <text:p text:style-name="Text_20_body">Tool doesn't have any communication interfaces with the modem or LAN.</text:p>
      <text:p text:style-name="Sisennetty_20_teksti"/>
      <text:p text:style-name="Standard"/>
      <text:h text:style-name="Heading_20_1" text:outline-level="1"><text:s/><text:tab/>Other Requirements</text:h>
      <text:p text:style-name="Text_20_body"/>
      <text:p text:style-name="Text_20_body">This chapter describes the non-functional features of the system that have not been covered in the previous chapters. These include issues such as performance, security and maintainability.</text:p>
      <text:h text:style-name="Heading_20_2" text:outline-level="2"><text:s/><text:tab/>Performance and Response Times</text:h>
      <text:p text:style-name="Text_20_body">As Kactus2 is a GUI-based design toolset, it is important that the software remains responsive in all uses cases. Any lockups during software use lead to user frustration and possibly mistakes. Thus, it is important that even when processing large amounts of data, the software responds to user input quickly. If this is not possible, the user should be clearly notified of the state of the software.</text:p>
      <text:p text:style-name="Text_20_body">The Kactus2 DAT may have to process very large amounts of data during the dependency graph building process, which might take several seconds. This should however be performed in a thread separate from the GUI, so that the GUI retains its short response times. Even with a separate thread, this might make the GUI unresponsive on a heavily taxed computer. For this reason, the user should be clearly notified of the state of the graph building process.</text:p>
      <text:p text:style-name="Text_20_body">Any other functionality of the DAT should feature nearly instantaneous (less than 0,1 s) response times to user input.</text:p>
      <text:h text:style-name="Heading_20_2" text:outline-level="2"><text:s/><text:tab/>Security, Recovery and Usability</text:h>
      <text:p text:style-name="Text_20_body">The dependency information is stored in XML files as IP-XACT vendor extensions. The data format is strictly specified. The data in these files may be modified either by users or as a side effect of a system failure. If after such modification the data in the files does not follow the vendor extension specification, the data is considered corrupted. In such case, the software should attempt to recover as much valid data as possible.</text:p>
      <text:h text:style-name="Heading_20_2" text:outline-level="2"><text:s/><text:tab/>Maintainability</text:h>
      <text:p text:style-name="Text_20_body">One of the main features of the DAT is modularity: Each supported language is implemented as a separate module, and it is possible to create additional modules to further increase the amount of languages supported. The modules work on a plug-and-play principle. They require no modifications to the original software, <text:span text:style-name="T6">module files</text:span> only needs to be placed in the proper directory.</text:p>
      <text:p text:style-name="Text_20_body"><text:soft-page-break/>If the IP-XACT vendor extension specification is later modified, it will require changes in the DAT code. Changes will be required in locations where the XML data is read and where the data is written. If changes are made, data saved earlier will become obsolete, and additional features will be required to import the old data to the new format.</text:p>
      <text:h text:style-name="Heading_20_2" text:outline-level="2"><text:s/><text:tab/>Transferability and Portability</text:h>
      <text:p text:style-name="Text_20_body">As the DAT is part of the larger Kactus2 toolset, it shares the same portability characteristics as the main software. Kactus2 is available for Windows and Linux environments, and the DAT should work in any environment the main software works in. The DAT does not implement any additional restrictions to the environment.</text:p>
      <text:h text:style-name="Heading_20_2" text:outline-level="2"><text:s/><text:tab/>Operator's Task Requirements</text:h>
      <text:p text:style-name="Text_20_body">Day-to-day usage of the DAT will not require any specific maintenance tasks from the operator.</text:p>
      <text:p text:style-name="Standard"/>
      <text:h text:style-name="Heading_20_1" text:outline-level="1"><text:s/><text:tab/>Design Constraints</text:h>
      <text:p text:style-name="Sisennetty_20_teksti"/>
      <text:h text:style-name="Heading_20_2" text:outline-level="2"><text:s/><text:tab/>Standards</text:h>
      <text:p text:style-name="Text_20_body">The dependency analysis tool conforms to the IP-XACT standard <text:bookmark-ref text:reference-format="number-all-superior" text:ref-name="__RefNumPara__2190_938223037">[1]</text:bookmark-ref> as much as possible regarding the format of the XML metadata. The IP-XACT standard allows additional information to be stored as vendor extensions, and this is the place where most of the dependency analysis data will be stored.</text:p>
      <text:p text:style-name="Text_20_body">TODO: Programming languages</text:p>
      <text:h text:style-name="Heading_20_2" text:outline-level="2"><text:s/><text:tab/>Hardware Constraints</text:h>
      <text:p text:style-name="Text_20_body">The minimum supported hardware is a computer that is capable of running at least Windows XP. The required minimum resolution is 1024x768.</text:p>
      <text:h text:style-name="Heading_20_2" text:outline-level="2"><text:s/><text:tab/>Software Constraints</text:h>
      <text:p text:style-name="Text_20_body">The code must be cross-platform compatible so that the tool can be compiled to both Windows and Linux. All Windows versions from Windows XP to Windows 8 are supported. Also, any Linux which has a working Qt implementation is supported.</text:p>
      <text:h text:style-name="Heading_20_2" text:outline-level="2"><text:s/><text:tab/>Other Constraints</text:h>
      <text:p text:style-name="Text_20_body">The dependency analysis tool must integrate into Kactus2 smoothly and offer a similar user experience so that it does not seem like a separate software compared to the original Kactus2.</text:p>
      <text:p text:style-name="Standard"/>
      <text:h text:style-name="Heading_20_1" text:outline-level="1"><text:s/><text:tab/>Rejected Ideas</text:h>
      <text:p text:style-name="Sisennetty_20_teksti"/>
      <text:p text:style-name="Standard"/>
      <text:h text:style-name="Heading_20_1" text:outline-level="1"><text:s/><text:tab/>Ideas for Further Development</text:h>
      <text:p text:style-name="Sisennetty_20_teksti"/>
      <text:p text:style-name="Standard"/>
      <text:h text:style-name="Heading_20_1" text:outline-level="1"><text:s/><text:tab/>Open Issues</text:h>
      <text:p text:style-name="Sisennetty_20_teksti"/>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100%" fo:margin-left="2.501cm" fo:margin-right="0cm" fo:margin-top="0cm" fo:margin-bottom="0.42cm" style:contextual-spacing="false"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style:contextual-spacing="false" fo:line-height="100%" fo:text-indent="0cm" style:auto-text-indent="false" fo:break-before="page" fo:padding-left="0cm" fo:padding-right="0cm" fo:padding-top="0cm" fo:padding-bottom="0.035cm" fo:border-left="none" fo:border-right="none" fo:border-top="none" fo:border-bottom="0.51pt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style:contextual-spacing="false"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212cm" fo:margin-bottom="0cm" style:contextual-spacing="false"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style:contextual-spacing="false"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style:contextual-spacing="false"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style:contextual-spacing="false"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51pt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51pt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style:contextual-spacing="false"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style:contextual-spacing="false"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51pt solid #000000" fo:border-bottom="0.51pt solid #000000"/>
    </style:style>
    <style:style style:name="kuvateksti" style:family="paragraph" style:parent-style-name="Standard">
      <style:paragraph-properties fo:margin="100%" fo:margin-left="2.501cm" fo:margin-right="0cm" fo:margin-top="0.212cm" fo:margin-bottom="0cm" style:contextual-spacing="false"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style:contextual-spacing="false"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51pt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51pt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100%" fo:margin-left="1.752cm" fo:margin-right="0cm" fo:margin-top="0cm" fo:margin-bottom="0cm" style:contextual-spacing="false"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Figure" style:family="paragraph" style:parent-style-name="Caption"/>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tyle>
    <style:style style:name="MT1" style:family="text">
      <style:text-properties officeooo:rsid="00389c49"/>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Project Plan<text:tab/>Version 0.<text:span text:style-name="MT1">50</text:span></text:p>
      </style:header>
      <style:footer>
        <text:p text:style-name="Footer">Modified: <text:modification-date style:data-style-name="N84">2012-12-11</text:modification-date><text:tab/><text:tab/><text:page-number text:select-page="current">21</text:page-number>/<text:page-count style:num-format="1">21</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da8c1e6-fd468f4-454e206-f42a4a9-143cfd</meta:generator>
    <dc:title>HYTT dokumenttirunko</dc:title>
    <meta:initial-creator>Markus Makkonen</meta:initial-creator>
    <meta:creation-date>2007-06-27T15:15:40</meta:creation-date>
    <dc:date>2012-12-11T18:45:55.91</dc:date>
    <dc:language>fi-FI</dc:language>
    <meta:editing-cycles>440</meta:editing-cycles>
    <meta:editing-duration>PT19H34M59S</meta:editing-duration>
    <meta:document-statistic meta:table-count="3" meta:image-count="1" meta:object-count="0" meta:page-count="21" meta:paragraph-count="260" meta:word-count="2848" meta:character-count="18111" meta:non-whitespace-character-count="15784"/>
    <meta:user-defined meta:name="Info 1"/>
    <meta:user-defined meta:name="Info 2"/>
    <meta:user-defined meta:name="Info 3"/>
    <meta:user-defined meta:name="Info 4"/>
  </office:meta>
</office:document-meta>
</file>